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break-before="page"/>
    </style:style>
    <style:style style:name="P4" style:family="paragraph" style:parent-style-name="Heading">
      <style:paragraph-properties fo:text-align="center" style:justify-single-word="false"/>
    </style:style>
    <style:style style:name="P5" style:family="paragraph" style:parent-style-name="Heading_20_1">
      <style:paragraph-properties fo:text-align="center" style:justify-single-word="false"/>
    </style:style>
    <style:style style:name="P6" style:family="paragraph" style:parent-style-name="Header">
      <style:text-properties style:font-name="Liberation Sans"/>
    </style:style>
    <style:style style:name="P7" style:family="paragraph" style:parent-style-name="Footer">
      <style:text-properties style:font-name="Liberation Sans"/>
    </style:style>
    <style:style style:name="T1" style:family="text">
      <style:text-properties style:font-name="Liberation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GospelPreaching.com</text:span></text:h>
      <text:p text:style-name="P4"><text:span text:style-name="T1">Project Proposal</text:span></text:p>
      <text:h text:style-name="Heading_20_2" text:outline-level="2"><text:span text:style-name="T1">Project Leader</text:span></text:h>
      <text:p text:style-name="Standard"><text:span text:style-name="T1">David Nichols</text:span></text:p>
      <text:p text:style-name="Standard"><text:span text:style-name="T1">417.847.7596</text:span></text:p>
      <text:p text:style-name="Standard"><text:span text:style-name="T1">Nichols316@live.missouristate.edu</text:span></text:p>
      <text:p text:style-name="Standard"><text:span text:style-name="T1"/></text:p>
      <text:h text:style-name="Heading_20_2" text:outline-level="2"><text:span text:style-name="T1">Company Information</text:span></text:h>
      <text:p text:style-name="Standard"><text:span text:style-name="T1">Contending for the Faith Publications</text:span></text:p>
      <text:p text:style-name="Standard"><text:span text:style-name="T1">Allen Bailey, Owner</text:span></text:p>
      <text:p text:style-name="Standard"><text:span text:style-name="T1">4216 Abigale Drive</text:span></text:p>
      <text:p text:style-name="Standard"><text:span text:style-name="T1">Yukon, OK 73099</text:span></text:p>
      <text:p text:style-name="Standard"><text:span text:style-name="T1">214.505.8242</text:span></text:p>
      <text:p text:style-name="Standard"><text:span text:style-name="T1">allen.bailey@yahoo.com</text:span></text:p>
      <text:p text:style-name="Standard"><text:span text:style-name="T1"/></text:p>
      <text:p text:style-name="Standard"><text:span text:style-name="T1">CFTF Publications is a small publisher of religious books, tracts, and other media related to the Church of Christ. Allen Bailey is the owner/operator. Writers or extra editors are hired or volunteer on an as-needed basis. The company's main goal is to spread the Gospel and edify existing Christians through the publishing/availability of religious materials. CFTF doesn't have any physical publishing facilities.</text:span></text:p>
      <text:p text:style-name="Standard"><text:span text:style-name="T1"/></text:p>
      <text:h text:style-name="Heading_20_2" text:outline-level="2"><text:span text:style-name="T1">System Name and Description</text:span></text:h>
      <text:p text:style-name="Standard"><text:span text:style-name="T1">The system is going to be an online portal for CFTF's electronic resources (documents, audio, video, etc.) and a storefront for the company's published goods. The system will simply be known as “GospelPreaching.com”. Along with the system's basic functions, it will also provide the ability to post general announcements, categorize and tag electronic materials, post and respond to questions (Q&amp;A), allow users to connect their profiles with social networking sites (Facebook, Twitter, etc.), post comments, and star (favorite) articles.</text:span></text:p>
      <text:p text:style-name="Standard"><text:span text:style-name="T1"/></text:p>
      <text:h text:style-name="Heading_20_2" text:outline-level="2"><text:span text:style-name="T1">System Stakeholders</text:span></text:h>
      <text:p text:style-name="Standard"><text:span text:style-name="T1">Allen Bailey would be the principle user of the site, performing administrative functions in the system. Other users would include the site visitors would be viewing the electronic resources, purchasing published goods, and utilizing the social aspects of the site. There is also the possibility of hiring or finding volunteers to perform the conversion of materials to electronic format. These people would need to have the ability to upload new materials to the site.</text:span></text:p>
      <text:p text:style-name="Standard"><text:span text:style-name="T1"/></text:p>
      <text:h text:style-name="Heading_20_2" text:outline-level="2"><text:soft-page-break/><text:span text:style-name="T1">Existing System</text:span></text:h>
      <text:p text:style-name="Standard"><text:span text:style-name="T1">The current system is a simple static site with a little simple PHP. It requires someone to have a working knowledge of PHP and HTML to add material to the site. It lacks any social or interactive elements for visitors. The current site is only serving as a placeholder for the proposed system and is not adequate for continued use as it lacks many key features CFTF is looking for, especially administrator usability.</text:span></text:p>
      <text:p text:style-name="Standard"><text:span text:style-name="T1"/></text:p>
      <text:h text:style-name="Heading_20_2" text:outline-level="2"><text:span text:style-name="T1">Technology</text:span></text:h>
      <text:p text:style-name="Standard"><text:span text:style-name="T1">The system would use the Django framework for Python. MySQL would be used for the database and the whole system would run on the existing LAMP server stack. Design should adhere to a strict object-oriented, three layer web design.</text:span></text:p>
      <text:p text:style-name="Standard"><text:span text:style-name="T1"/></text:p>
      <text:p text:style-name="Standard"><text:span text:style-name="T1">There are currently no other systems in the organization to integrate with.</text:span></text:p>
      <text:p text:style-name="Standard"><text:span text:style-name="T1"/></text:p>
      <text:p text:style-name="Standard"><text:span text:style-name="T1">The only work that has been completed is some proof of concept code to test the viability of the framework and the existing HTML and CSS of the old system.</text:span></text:p>
      <text:p text:style-name="Standard"><text:span text:style-name="T1"/></text:p>
      <text:p text:style-name="Standard"><text:span text:style-name="T1">I've used this framework for other client sites in the past and feel comfortable using it for this project. Django is an open-source platform and has a very extensive community including a thorough documentation and tutorial wiki on the project's website. I also know several developers who have a considerable working knowledge of the framework. Therefore, I don't expect to have any difficulties obtaining support if needed.</text:span></text:p>
      <text:p text:style-name="Standard"><text:span text:style-name="T1"/></text:p>
      <text:h text:style-name="Heading_20_2" text:outline-level="2"><text:span text:style-name="T1">Initial Requirements Assumptions</text:span></text:h>
      <text:p text:style-name="Standard"><text:span text:style-name="T1">Key Business Functions:</text:span></text:p>
      <text:list xml:id="list1620971222" text:style-name="L2">
        <text:list-item>
          <text:p text:style-name="P2"><text:span text:style-name="T1">Add, View, Update, Delete Article</text:span></text:p>
        </text:list-item>
        <text:list-item>
          <text:p text:style-name="P2"><text:span text:style-name="T1">Add, View, Update, Delete Speaker</text:span></text:p>
        </text:list-item>
        <text:list-item>
          <text:p text:style-name="P2"><text:span text:style-name="T1">Attach, Delete Media</text:span></text:p>
        </text:list-item>
        <text:list-item>
          <text:p text:style-name="P2"><text:span text:style-name="T1">Create, View, Update, Delete Category</text:span></text:p>
        </text:list-item>
        <text:list-item>
          <text:p text:style-name="P2"><text:span text:style-name="T1">Create, View, Delete Tag</text:span></text:p>
        </text:list-item>
        <text:list-item>
          <text:p text:style-name="P2"><text:span text:style-name="T1">Add, Remove Tag</text:span></text:p>
        </text:list-item>
        <text:list-item>
          <text:p text:style-name="P2"><text:span text:style-name="T1">Register, View, Update, Delete User</text:span></text:p>
        </text:list-item>
        <text:list-item>
          <text:p text:style-name="P2"><text:span text:style-name="T1">Add, Delete Comment</text:span></text:p>
        </text:list-item>
        <text:list-item>
          <text:p text:style-name="P2"><text:span text:style-name="T1">Add, Delete Star</text:span></text:p>
        </text:list-item>
        <text:list-item>
          <text:p text:style-name="P2"><text:span text:style-name="T1">Ask, View, Update, Delete Question</text:span></text:p>
        </text:list-item>
        <text:list-item>
          <text:p text:style-name="P2"><text:span text:style-name="T1">Add, View, Update, Delete Book</text:span></text:p>
        </text:list-item>
        <text:list-item>
          <text:p text:style-name="P2"><text:span text:style-name="T1">Create, View, Update Order</text:span></text:p>
        </text:list-item>
        <text:list-item>
          <text:p text:style-name="P2"><text:span text:style-name="T1">Add, Update, Delete Order Item</text:span></text:p>
        </text:list-item>
      </text:list>
      <text:p text:style-name="Standard"><text:span text:style-name="T1"/></text:p>
      <text:p text:style-name="P3"><text:span text:style-name="T1">Initial List of Key Domain Classes:</text:span></text:p>
      <text:list xml:id="list387750756" text:style-name="L1">
        <text:list-item>
          <text:p text:style-name="P1"><text:span text:style-name="T1">Article</text:span></text:p>
        </text:list-item>
        <text:list-item>
          <text:p text:style-name="P1"><text:span text:style-name="T1">Speaker</text:span></text:p>
        </text:list-item>
        <text:list-item>
          <text:p text:style-name="P1"><text:span text:style-name="T1">Media</text:span></text:p>
        </text:list-item>
        <text:list-item>
          <text:p text:style-name="P1"><text:span text:style-name="T1">Category</text:span></text:p>
        </text:list-item>
        <text:list-item>
          <text:p text:style-name="P1"><text:span text:style-name="T1">Tag</text:span></text:p>
        </text:list-item>
        <text:list-item>
          <text:p text:style-name="P1"><text:span text:style-name="T1">User (profile information)</text:span></text:p>
        </text:list-item>
        <text:list-item>
          <text:p text:style-name="P1"><text:span text:style-name="T1">Comment</text:span></text:p>
        </text:list-item>
        <text:list-item>
          <text:p text:style-name="P1"><text:span text:style-name="T1">Star</text:span></text:p>
        </text:list-item>
        <text:list-item>
          <text:p text:style-name="P1"><text:span text:style-name="T1">Question</text:span></text:p>
        </text:list-item>
        <text:list-item>
          <text:p text:style-name="P1"><text:span text:style-name="T1">Book</text:span></text:p>
        </text:list-item>
        <text:list-item>
          <text:p text:style-name="P1"><text:span text:style-name="T1">Order</text:span></text:p>
        </text:list-item>
        <text:list-item>
          <text:p text:style-name="P1"><text:span text:style-name="T1">Order Item</text:span></text:p>
        </text:list-item>
      </text:list>
      <text:p text:style-name="Standard"><text:span text:style-name="T1"/></text:p>
      <text:h text:style-name="Heading_20_2" text:outline-level="2"><text:span text:style-name="T1">Development Methodology</text:span></text:h>
      <text:p text:style-name="Standard"><text:span text:style-name="T1"/></text:p>
      <text:p text:style-name="Standard"><text:span text:style-name="T1">The project will use an agile approach to the Unified Process for the development methodology.</text:span></text:p>
      <text:p text:style-name="Standard"><text:span text:style-name="T1"/></text:p>
      <text:h text:style-name="Heading_20_2" text:outline-level="2"><text:span text:style-name="T1">Ultimate Project Disposition</text:span></text:h>
      <text:p text:style-name="Standard"><text:span text:style-name="T1"/></text:p>
      <text:p text:style-name="Standard"><text:span text:style-name="T1">The sponsor will actually use the final system. It will be deployed at the the end of the class as a replacement of the old system. This project came about because Allen is a friend of mine. We've been in discussions for a while about creating a system like the one described here. Allen is very enthusiastic about the project and I will likely continue active development after the initial imple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style:style>
    <style:style style:name="MP2" style:family="paragraph" style:parent-style-name="Footer">
      <style:text-properties style:font-name="Liberation San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MP1">David Nichols<text:tab/><text:tab/><text:date style:data-style-name="N36" text:date-value="2010-01-21T13:17:25.99" text:fixed="true">01/21/2010</text:date></text:p>
      </style:header>
      <style:footer>
        <text:p text:style-name="MP2">CIS 591<text:tab/>Spring 2010<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Nichols</meta:initial-creator>
    <meta:creation-date>2010-01-21T10:53:55</meta:creation-date>
    <dc:date>2010-01-21T13:19:22</dc:date>
    <dc:creator>David Nichols</dc:creator>
    <meta:editing-duration>PT00H03M41S</meta:editing-duration>
    <meta:editing-cycles>2</meta:editing-cycles>
    <meta:generator>OpenOffice.org/3.1$Linux OpenOffice.org_project/310m19$Build-9420</meta:generator>
    <meta:document-statistic meta:table-count="0" meta:image-count="0" meta:object-count="0" meta:page-count="3" meta:paragraph-count="59" meta:word-count="682" meta:character-count="4213"/>
  </office:meta>
</office:document-meta>
</file>